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stemPropertyUtilsTests.replaceFromSystem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ystemPropertyUtilsTests.replaceWithEmpt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ystemPropertyUtilsTests.replaceWithExpressionContaining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ystemPropertyUtilsTests.recursiveFromSystem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ystemPropertyUtilsTests.replaceWith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ystemPropertyUtilsTests.replaceWithExpression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ystemPropertyUtilsTests.replaceWithNo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ystemPropertyUtilsTests.replaceWithNoDefaultIgno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ystemPropertyUtilsTests.replaceFromEnv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ystemPropertyUtilsTests.replaceFromSystemPropertyWithExpression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ystemPropertyUtilsTests.replaceFromSystemPropertyWith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ystemPropertyUtilsTests.replaceFromSystemPropertyWithExpressionContaining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